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non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non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6" draw:name="Titre 1" svg:x="1.66667in" svg:y="1.22743in" svg:width="10in" svg:height="1.1684in" presentation:class="title" presentation:placeholder="false">
          <draw:text-box>
            <text:p text:style-name="a385" text:class-names="" text:cond-style-name=""><text:span text:style-name="a381" text:class-names="">Event</text:span><text:span text:style-name="a382" text:class-names=""><text:s text:c="3"/></text:span><text:span text:style-name="a383" text:class-names="">Listener</text:span><text:span text:style-name="a384" text:class-names=""/></text:p>
          </draw:text-box>
          <svg:title/>
          <svg:desc/>
        </draw:frame>
        <draw:frame draw:id="id64" presentation:style-name="a387" draw:name="Sous-titre 6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388" draw:master-page-name="Master1-Layout2-obj-Titre-et-contenu" presentation:presentation-page-layout-name="Master1-PPL2" draw:id="Slide-258">
        <draw:frame draw:id="id65" presentation:style-name="a395" draw:name="Titre 1" svg:x="0.91667in" svg:y="0.39931in" svg:width="11.5in" svg:height="1.44965in" presentation:class="title" presentation:placeholder="false">
          <draw:text-box>
            <text:p text:style-name="a394" text:class-names="" text:cond-style-name=""><text:span text:style-name="a389" text:class-names="">inline</text:span><text:span text:style-name="a390" text:class-names=""><text:s text:c="1"/></text:span><text:span text:style-name="a391" text:class-names="">event</text:span><text:span text:style-name="a392" text:class-names=""><text:s text:c="1"/>handler</text:span><text:span text:style-name="a393" text:class-names=""/></text:p>
          </draw:text-box>
          <svg:title/>
          <svg:desc/>
        </draw:frame>
        <draw:frame draw:id="id66" presentation:style-name="a396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custom-shape svg:x="0.91667in" svg:y="2.85534in" svg:width="12.41667in" svg:height="0.40391in" draw:id="id67" draw:style-name="a410" draw:name="Rectangle 3">
          <svg:title/>
          <svg:desc/>
          <text:p text:style-name="a409" text:class-names="" text:cond-style-name=""><text:span text:style-name="a397" text:class-names="">&lt;div id=</text:span><text:span text:style-name="a398" text:class-names="">"</text:span><text:span text:style-name="a399" text:class-names="">rect</text:span><text:span text:style-name="a400" text:class-names="">"</text:span><text:span text:style-name="a401" text:class-names=""><text:s text:c="1"/></text:span><text:span text:style-name="a402" text:class-names="">onclick</text:span><text:span text:style-name="a403" text:class-names="">=</text:span><text:span text:style-name="a404" text:class-names="">"handler(</text:span><text:span text:style-name="a405" text:class-names="">event</text:span><text:span text:style-name="a406" text:class-names="">)"</text:span><text:span text:style-name="a407" text:class-names="">&gt;&lt;/div&gt;</text:span><text:span text:style-name="a408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11" draw:master-page-name="Master1-Layout2-obj-Titre-et-contenu" presentation:presentation-page-layout-name="Master1-PPL2" draw:id="Slide-257">
        <draw:frame draw:id="id68" presentation:style-name="a420" draw:name="Titre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2" text:class-names="">Проблемы с</text:span><text:span text:style-name="a413" text:class-names=""><text:s text:c="1"/></text:span><text:span text:style-name="a414" text:class-names="">inline</text:span><text:span text:style-name="a415" text:class-names=""><text:s text:c="1"/></text:span><text:span text:style-name="a416" text:class-names="">event</text:span><text:span text:style-name="a417" text:class-names=""><text:s text:c="1"/>handler</text:span><text:span text:style-name="a418" text:class-names=""/></text:p>
          </draw:text-box>
          <svg:title/>
          <svg:desc/>
        </draw:frame>
        <draw:frame draw:id="id69" presentation:style-name="a436" draw:name="Espace réservé du contenu 2" svg:x="0.91667in" svg:y="1.99653in" svg:width="11.5in" svg:height="4.75868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Код html смешивается с кодом JavaScript, в связи с чем становится труднее разрабатывать, отлаживать и поддерживать приложение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Обработчики событий можно задать только для уже созданных на веб-странице элементов. Динамически создаваемые элементы в этом случае лишаются возможности обработки событий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К элементу для одного события может быть прикреплен только один обработчик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Нельзя удалить обработчик без изменения кода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</draw:text-box>
          <svg:title/>
          <svg:desc/>
        </draw:frame>
      </draw:page>
      <draw:page draw:name="Slide4" draw:style-name="a437" draw:master-page-name="Master1-Layout2-obj-Titre-et-contenu" presentation:presentation-page-layout-name="Master1-PPL2" draw:id="Slide-259">
        <draw:frame draw:id="id70" presentation:style-name="a441" draw:name="Titre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Свойства обработчиков событий<text:line-break/></text:span><text:span text:style-name="a439" text:class-names=""/></text:p>
          </draw:text-box>
          <svg:title/>
          <svg:desc/>
        </draw:frame>
        <draw:frame draw:id="id71" presentation:style-name="a449" draw:name="Espace réservé du contenu 2" svg:x="0.91667in" svg:y="1.99653in" svg:width="11.5in" svg:height="4.75868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Проблемы, которые возникают при использовании встроенных обработчиков, были призваны решить свойства обработчиков. Подобно тому, как у html-элементов есть атрибуты для обработчиков, так и в коде javascript у элементов DOM мы можем получить свойства обработчиков, которые соответствуют атрибутам:</text:span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<text:line-break/></text:span><text:span text:style-name="a446" text:class-names=""/></text:p>
              </text:list-item>
            </text:list>
          </draw:text-box>
          <svg:title/>
          <svg:desc/>
        </draw:frame>
      </draw:page>
      <draw:page draw:name="Slide5" draw:style-name="a450" draw:master-page-name="Master1-Layout2-obj-Titre-et-contenu" presentation:presentation-page-layout-name="Master1-PPL2" draw:id="Slide-260">
        <draw:frame draw:id="id72" presentation:style-name="a451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456" draw:name="Espace réservé du contenu 2" svg:x="0.91667in" svg:y="1.99653in" svg:width="11.5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2" text:class-names="">В итоге нам достаточно взять свойство onclick и присвоить ему функцию, используемую в качестве обработчика. За счет этого код html отделяется от кода javascript. Стоит также отметить, что в обработчик события браузер автоматически передает объект Event, хранящий всю информацию о событии. Поэтому также мы можем получить этот объект в функции обработчика в качестве параметра.</text:span><text:span text:style-name="a453" text:class-names=""/></text:p>
              </text:list-item>
            </text:list>
          </draw:text-box>
          <svg:title/>
          <svg:desc/>
        </draw:frame>
      </draw:page>
      <draw:page draw:name="Slide6" draw:style-name="a457" draw:master-page-name="Master1-Layout2-obj-Titre-et-contenu" presentation:presentation-page-layout-name="Master1-PPL2" draw:id="Slide-261">
        <draw:frame draw:id="id74" presentation:style-name="a461" draw:name="Titre 1" svg:x="0.91667in" svg:y="0.39931in" svg:width="11.5in" svg:height="1.44965in" presentation:class="title" presentation:placeholder="false">
          <draw:text-box>
            <text:p text:style-name="a460" text:class-names="" text:cond-style-name=""><text:span text:style-name="a458" text:class-names="">Слушатели событий<text:line-break/></text:span><text:span text:style-name="a459" text:class-names=""/></text:p>
          </draw:text-box>
          <svg:title/>
          <svg:desc/>
        </draw:frame>
        <draw:frame draw:id="id75" presentation:style-name="a466" draw:name="Espace réservé du contenu 2" svg:x="0.91667in" svg:y="1.99653in" svg:width="11.5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2" text:class-names="">Несмотря на то, что свойства обработчиков решают ряд проблем, которые связаны с использованием атрибутов, в то же время это также не оптимальный подход. Еще один способ установки обработчиков событий представляет использование слушателей.</text:span><text:span text:style-name="a463" text:class-names=""/></text:p>
              </text:list-item>
            </text:list>
          </draw:text-box>
          <svg:title/>
          <svg:desc/>
        </draw:frame>
      </draw:page>
      <draw:page draw:name="Slide7" draw:style-name="a467" draw:master-page-name="Master1-Layout2-obj-Titre-et-contenu" presentation:presentation-page-layout-name="Master1-PPL2" draw:id="Slide-262">
        <draw:frame draw:id="id76" presentation:style-name="a468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7" presentation:style-name="a479" draw:name="Espace réservé du contenu 2" svg:x="0.91667in" svg:y="1.99653in" svg:width="11.5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Для работы со слушателями событий в JavaScript есть объект EventTarget, который определяет методы addEventListener() (для добавления слушателя) и removeEventListener() для удаления слушателя. И поскольку html-элементы DOM тоже являются объектами EventTarget, то они также имеют эти методы. Фактически слушатели представляют те же функции обработчиков.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Метод addEventListener() принимает два параметра: название события без префикса on и функцию обработчика этого события. Например:</text:span><text:span text:style-name="a476" text:class-names=""/></text:p>
              </text:list-item>
            </text:list>
          </draw:text-box>
          <svg:title/>
          <svg:desc/>
        </draw:frame>
      </draw:page>
      <draw:page draw:name="Slide8" draw:style-name="a480" draw:master-page-name="Master1-Layout2-obj-Titre-et-contenu" presentation:presentation-page-layout-name="Master1-PPL2" draw:id="Slide-263">
        <draw:frame draw:id="id78" presentation:style-name="a481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9" presentation:style-name="a486" draw:name="Espace réservé du contenu 2" svg:x="0.91667in" svg:y="1.99653in" svg:width="11.5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2" text:class-names="">То есть в данном случае опять же обрабатывается событие click. И также можно было бы в качестве второго параметра название функции:</text:span><text:span text:style-name="a483" text:class-names=""/></text:p>
              </text:list-item>
            </text:list>
          </draw:text-box>
          <svg:title/>
          <svg:desc/>
        </draw:frame>
      </draw:page>
      <draw:page draw:name="Slide9" draw:style-name="a487" draw:master-page-name="Master1-Layout2-obj-Titre-et-contenu" presentation:presentation-page-layout-name="Master1-PPL2" draw:id="Slide-264">
        <draw:frame draw:id="id80" presentation:style-name="a488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81" presentation:style-name="a493" draw:name="Espace réservé du contenu 2" svg:x="0.91667in" svg:y="1.99653in" svg:width="11.5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89" text:class-names="">Удаление слушателя аналогично добавлению:</text:span><text:span text:style-name="a490" text:class-names=""/></text:p>
              </text:list-item>
            </text:list>
          </draw:text-box>
          <svg:title/>
          <svg:desc/>
        </draw:frame>
      </draw:page>
      <draw:page draw:name="Slide10" draw:style-name="a494" draw:master-page-name="Master1-Layout2-obj-Titre-et-contenu" presentation:presentation-page-layout-name="Master1-PPL2" draw:id="Slide-265">
        <draw:frame draw:id="id82" presentation:style-name="a495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83" presentation:style-name="a500" draw:name="Espace réservé du contenu 2" svg:x="0.91667in" svg:y="1.99653in" svg:width="11.5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6" text:class-names="">Преимуществом использования слушателей является и то, что мы можем установить для одного события несколько функций:</text:span><text:span text:style-name="a4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vent   Listener</dc:title>
    <meta:initial-creator>salles106d</meta:initial-creator>
    <dc:creator>salles106d</dc:creator>
    <meta:creation-date>2021-10-20T12:35:24Z</meta:creation-date>
    <dc:date>2021-10-20T13:37:27Z</dc:date>
    <meta:editing-cycles>1</meta:editing-cycles>
    <meta:editing-duration>PT3722S</meta:editing-duration>
    <meta:document-statistic meta:paragraph-count="20" meta:word-count="349"/>
  </office:meta>
</office:document-meta>
</file>